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a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10</text:p>
      <text:p text:style-name="P4">Month<text:tab/><text:tab/><text:tab/><text:tab/><text:tab/><text:tab/>November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o Rev. S. Morais./</text:p>
      <text:p text:style-name="P2">I thank you very sincerely my/ dear Sir for the full and very/ intelligent interpretation of the/ Journal. <text:s/>On the next Mail Day/ (not the ensuing week) in writing to/ my Brother B. B. I propose to enclose/ it for Doctor Marks, having the/ double motive of shewing[sic!] appre-/ciation of his attention and of/ your kindness and ability./</text:p>
      <text:p text:style-name="P2">Among the several Items, that of/ Rotschild[sic!] is of special interest alas/ that so pious observance should be/ so rare. <text:s/>Thanks from my Brother/ and self for your kind enquiries[sic!],/ happy to report of him favorable;/ of myself I cannot. <text:s/>Pray that with/ sincerity I may feel "In God I put/ my hurt" Remember me kindly to/</text:p>
      <text:p text:style-name="P2"/>
      <text:p text:style-name="P2">[Page 2]</text:p>
      <text:p text:style-name="P2">to[sic!] Wife &amp; family./ <text:s/>With Respect &amp; Regard/ Louisa B. Hart/</text:p>
      <text:p text:style-name="P2">Nov. 10<text:span text:style-name="T2">th</text:span><text:span text:style-name="T3">/</text:span></text:p>
      <text:p text:style-name="P2"><text:soft-page-break/><text:span text:style-name="T3">1016. Clinton St/</text:span></text:p>
      <text:p text:style-name="P2"><text:span text:style-name="T3"><text:tab/>I have just bethought me dear Sir/ to ask your influence with Mr Ephraim to take/ Isaac Feinberg, I spoke to him in reference to it, the/ answer was only partially favorable; I do believe he/ would find the boy a valuable trust-worthy/ assistan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4:02:18.13</meta:creation-date>
    <dc:date>2012-01-12T14:17:39.92</dc:date>
    <dc:creator>Penn Libraries</dc:creator>
    <meta:editing-duration>PT00H15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43" meta:character-count="2282"/>
  </office:meta>
</office:document-meta>
</file>